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itl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rkel Velure</meta:initial-creator>
    <meta:creation-date>2018-05-10T21:41:36.079404027</meta:creation-date>
    <dc:date>2018-05-10T21:43:07.439412269</dc:date>
    <dc:creator>Torkel Velure</dc:creator>
    <meta:editing-duration>PT1M32S</meta:editing-duration>
    <meta:editing-cycles>1</meta:editing-cycles>
    <meta:document-statistic meta:object-count="25"/>
    <meta:generator>LibreOffice/5.0.6.2$Linux_X86_64 LibreOffice_project/00$Build-2</meta:generator>
  </office:meta>
</office:document-meta>
</file>